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2cm" fo:keep-together="auto"/>
    </style:style>
    <style:style style:name="Tableau1.8" style:family="table-row">
      <style:table-row-properties style:min-row-height="0.374cm" fo:keep-together="auto"/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01efa" officeooo:paragraph-rsid="00601ef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5ac567" officeooo:paragraph-rsid="00540c2c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2527a" officeooo:paragraph-rsid="0062527a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01efa" officeooo:paragraph-rsid="00601efa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49501" officeooo:paragraph-rsid="00649501" fo:background-color="transparent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660a82" officeooo:paragraph-rsid="00660a82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7fe20" officeooo:paragraph-rsid="0067fe20" style:font-size-asian="11pt" style:font-name-complex="Arial" style:font-size-complex="11pt"/>
    </style:style>
    <style:style style:name="P15" style:family="paragraph" style:parent-style-name="Standard">
      <style:text-properties style:font-name="Caligra" officeooo:paragraph-rsid="00540c2c"/>
    </style:style>
    <style:style style:name="P16" style:family="paragraph" style:parent-style-name="Standard">
      <style:text-properties style:font-name="Caligra" officeooo:rsid="00649501" officeooo:paragraph-rsid="00649501" fo:background-color="transparent"/>
    </style:style>
    <style:style style:name="P17" style:family="paragraph" style:parent-style-name="Standard">
      <style:text-properties style:font-name="Caligra" officeooo:rsid="0065785c" officeooo:paragraph-rsid="0065785c" fo:background-color="transparent"/>
    </style:style>
    <style:style style:name="P18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ef7e7" style:font-size-asian="11pt" style:font-size-complex="11pt"/>
    </style:style>
    <style:style style:name="P22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3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ef7e7" style:font-size-asian="11pt" style:font-size-complex="11pt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01efa" officeooo:paragraph-rsid="00601efa" style:font-size-asian="11pt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00c13" officeooo:paragraph-rsid="00600c13" style:font-size-asian="11pt" style:font-weight-asian="normal" style:font-name-complex="Arial" style:font-size-complex="11pt" style:font-weight-complex="normal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fe045" officeooo:paragraph-rsid="00540c2c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cdb1c" officeooo:paragraph-rsid="006cdb1c" style:font-size-asian="11pt" style:font-style-asian="normal" style:font-weight-asian="bold" style:font-name-complex="Arial" style:font-size-complex="11pt" style:font-style-complex="normal" style:font-weight-complex="bold"/>
    </style:style>
    <style:style style:name="P28" style:family="paragraph" style:parent-style-name="Standard">
      <style:text-properties style:font-name="Caligra" fo:font-size="11pt" officeooo:rsid="00699379" officeooo:paragraph-rsid="00699379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660a82" officeooo:paragraph-rsid="00660a82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2bdf5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01efa" style:font-weight-asian="normal" style:font-weight-complex="normal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5b8782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officeooo:rsid="005aa166" style:font-size-asian="11pt" style:font-weight-asian="bold" style:font-name-complex="Arial" style:font-size-complex="11pt"/>
    </style:style>
    <style:style style:name="T15" style:family="text">
      <style:text-properties officeooo:rsid="005d51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4">La dernière fois :</text:span><text:span text:style-name="T6">’’’Nous avons:-corrigé l'exercice 1- continué et terminé l'activité 2 (sauf la trace de cours qui n'a pas entièrement été recopié)’’’</text:span></text:p>
      <text:p text:style-name="P21"><text:span text:style-name="T6">P</text:span><text:span text:style-name="T5">our aujourd’hui : </text:span><text:span text:style-name="T6">- exercice 2 et 3</text:span></text:p>
      <text:p text:style-name="P18"><text:span text:style-name="T15">8 janvier 8h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9"><text:span text:style-name="T12">Séance </text:span><text:span text:style-name="T14">14</text:span><text:span text:style-name="T12">: </text:span><text:span text:style-name="T13">Fiche de préparation</text:span><text:span text:style-name="T10"> <text:s/></text:span></text:p>
            <text:p text:style-name="P20"><text:span text:style-name="T10">c</text:span><text:span text:style-name="T9">lasse : <text:s/></text:span><text:span text:style-name="T11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26">Appel</text:p>
          </table:table-cell>
          <table:table-cell table:style-name="Tableau1.B2" office:value-type="string">
            <text:p text:style-name="P10"/>
          </table:table-cell>
          <table:table-cell table:style-name="Tableau1.A2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25">Bonne fêtes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25">Changement de plan de classe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25">Rappel règle de vie de classe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7">
          <table:table-cell table:style-name="Tableau1.A4" office:value-type="string">
            <text:p text:style-name="P24">Rappel à l’oral d’avant les vacances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4" office:value-type="string">
            <text:p text:style-name="P8">Finir de recopier le cours de l’activité 2</text:p>
          </table:table-cell>
          <table:table-cell table:style-name="Tableau1.B4" office:value-type="string">
            <text:p text:style-name="P28">pap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6">Faire<text:span text:style-name="T7"> l’activité </text:span><text:span text:style-name="T8">3</text:span></text:p>
            <text:p text:style-name="P7"><text:span text:style-name="T8">c</text:span><text:span text:style-name="T7">onsignes lues et expliquées par les élèves</text:span></text:p>
            <text:p text:style-name="P5">bilan oral</text:p>
            <text:p text:style-name="P4">trace de cours</text:p>
          </table:table-cell>
          <table:table-cell table:style-name="Tableau1.B4" office:value-type="string">
            <text:p text:style-name="P13">Act3</text:p>
            <text:p text:style-name="P14">matériel activité3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27">Si trop de temps : d’autres cahiers des charges. 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11">
          <table:table-cell table:style-name="Tableau1.A11" office:value-type="string">
            <text:p text:style-name="P9">Agenda </text:p>
          </table:table-cell>
          <table:table-cell table:style-name="Tableau1.B11" office:value-type="string">
            <text:p text:style-name="P17">Exercice 4</text:p>
          </table:table-cell>
          <table:table-cell table:style-name="Tableau1.A11" office:value-type="string">
            <text:p text:style-name="P16">5 min</text:p>
          </table:table-cell>
        </table:table-row>
      </table:table>
      <text:p text:style-name="P15"/>
      <text:p text:style-name="P22"><text:span text:style-name="T1">Pour la prochaine fois </text:span><text:span text:style-name="T2">: </text:span><text:span text:style-name="T3">exercice 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10S</meta:editing-duration>
    <meta:editing-cycles>20</meta:editing-cycles>
    <meta:generator>LibreOffice/7.0.4.2$Linux_X86_64 LibreOffice_project/00$Build-2</meta:generator>
    <meta:creation-date>2021-01-06T22:44:09.125199081</meta:creation-date>
    <meta:initial-creator>J Cercy</meta:initial-creator>
    <dc:date>2021-01-07T23:58:49.799966939</dc:date>
    <dc:creator>J Cercy</dc:creator>
    <meta:document-statistic meta:table-count="1" meta:image-count="0" meta:object-count="0" meta:page-count="1" meta:paragraph-count="26" meta:word-count="113" meta:character-count="637" meta:non-whitespace-character-count="544"/>
    <meta:template xlink:type="simple" xlink:actuate="onRequest" xlink:title="fiche_de_prep_type" xlink:href="../../../../../../../../mes_ressources/document%20type/fiche_de_prep_type.ott" meta:date="2021-01-06T22:55:29.131368914"/>
  </office:meta>
</office:document-meta>
</file>